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10pt" style:text-underline-style="none" fo:font-weight="normal" officeooo:rsid="00232950" officeooo:paragraph-rsid="001e785b" style:font-size-asian="8.75pt" style:font-weight-asian="normal" style:font-size-complex="10pt" style:font-weight-complex="normal"/>
    </style:style>
    <style:style style:name="P2" style:family="paragraph" style:parent-style-name="Standard">
      <style:text-properties fo:color="#000000" style:font-name="Purisa" fo:font-size="10pt" style:text-underline-style="none" fo:font-weight="normal" officeooo:rsid="00211dd0" officeooo:paragraph-rsid="001e785b" style:font-size-asian="8.75pt" style:font-weight-asian="normal" style:font-size-complex="10pt" style:font-weight-complex="normal"/>
    </style:style>
    <style:style style:name="P3" style:family="paragraph" style:parent-style-name="Standard">
      <style:text-properties fo:color="#000000" style:font-name="Purisa" fo:font-size="10pt" style:text-underline-style="none" fo:font-weight="normal" officeooo:rsid="0022053f" officeooo:paragraph-rsid="001e785b" style:font-size-asian="8.75pt" style:font-weight-asian="normal" style:font-size-complex="10pt" style:font-weight-complex="normal"/>
    </style:style>
    <style:style style:name="P4" style:family="paragraph" style:parent-style-name="Standard">
      <style:text-properties fo:color="#000000" style:font-name="Purisa" fo:font-size="10pt" style:text-underline-style="none" officeooo:rsid="0022053f" officeooo:paragraph-rsid="001e785b" style:font-size-asian="10pt" style:font-size-complex="10pt"/>
    </style:style>
    <style:style style:name="P5" style:family="paragraph" style:parent-style-name="Standard">
      <style:text-properties style:font-name="Purisa" officeooo:rsid="001d08c9" officeooo:paragraph-rsid="001e785b"/>
    </style:style>
    <style:style style:name="P6" style:family="paragraph" style:parent-style-name="Standard">
      <style:text-properties officeooo:rsid="00232950" officeooo:paragraph-rsid="001e785b"/>
    </style:style>
    <style:style style:name="P7" style:family="paragraph" style:parent-style-name="Standard">
      <style:text-properties fo:color="#ff3333" style:font-name="Purisa" fo:font-size="10pt" style:text-underline-style="solid" style:text-underline-width="auto" style:text-underline-color="font-color" fo:font-weight="normal" officeooo:rsid="00232950" officeooo:paragraph-rsid="001e785b" style:font-size-asian="8.75pt" style:font-weight-asian="normal" style:font-size-complex="10pt" style:font-weight-complex="normal"/>
    </style:style>
    <style:style style:name="P8" style:family="paragraph" style:parent-style-name="Standard">
      <style:text-properties officeooo:paragraph-rsid="001e785b"/>
    </style:style>
    <style:style style:name="T1" style:family="text">
      <style:text-properties fo:color="#000000" fo:font-size="24pt" style:text-underline-style="none" fo:font-weight="bold" officeooo:rsid="00211dd0" style:font-size-asian="21pt" style:font-weight-asian="bold" style:font-size-complex="24pt" style:font-weight-complex="bold"/>
    </style:style>
    <style:style style:name="T2" style:family="text">
      <style:text-properties fo:color="#000000" style:font-name="Purisa" fo:font-size="10pt" style:text-underline-style="none" fo:font-weight="normal" style:font-size-asian="8.75pt" style:font-weight-asian="normal" style:font-size-complex="10pt" style:font-weight-complex="normal"/>
    </style:style>
    <style:style style:name="T3" style:family="text">
      <style:text-properties fo:color="#000000" style:font-name="Purisa" fo:font-size="10pt" style:text-underline-style="none" fo:font-weight="normal" officeooo:rsid="00211dd0" style:font-size-asian="8.75pt" style:font-weight-asian="normal" style:font-size-complex="10pt" style:font-weight-complex="normal"/>
    </style:style>
    <style:style style:name="T4" style:family="text">
      <style:text-properties fo:color="#000000" style:font-name="Purisa" fo:font-size="10pt" style:text-underline-style="none" fo:font-weight="normal" officeooo:rsid="0022053f" style:font-size-asian="8.75pt" style:font-weight-asian="normal" style:font-size-complex="10pt" style:font-weight-complex="normal"/>
    </style:style>
    <style:style style:name="T5" style:family="text">
      <style:text-properties fo:color="#000000" style:font-name="Purisa" fo:font-size="10pt" style:text-underline-style="none" style:font-size-asian="10pt" style:font-size-complex="10pt"/>
    </style:style>
    <style:style style:name="T6" style:family="text">
      <style:text-properties fo:color="#000000" style:font-name="Purisa" fo:font-size="10pt" style:text-underline-style="none" officeooo:rsid="00211dd0" style:font-size-asian="10pt" style:font-size-complex="10pt"/>
    </style:style>
    <style:style style:name="T7" style:family="text">
      <style:text-properties fo:color="#000000" style:font-name="Purisa" fo:font-size="10pt" style:text-underline-style="none" officeooo:rsid="0022053f" style:font-size-asian="10pt" style:font-size-complex="10pt"/>
    </style:style>
    <style:style style:name="T8" style:family="text">
      <style:text-properties fo:color="#ff3333" style:font-name="Purisa" fo:font-size="10pt" style:text-underline-style="solid" style:text-underline-width="auto" style:text-underline-color="font-color" fo:font-weight="normal" officeooo:rsid="00211dd0" style:font-size-asian="8.75pt" style:font-weight-asian="normal" style:font-size-complex="10pt" style:font-weight-complex="normal"/>
    </style:style>
    <style:style style:name="T9" style:family="text">
      <style:text-properties fo:color="#ff3333" style:font-name="Purisa" fo:font-size="10pt" style:text-underline-style="solid" style:text-underline-width="auto" style:text-underline-color="font-color" fo:font-weight="normal" officeooo:rsid="0022053f" style:font-size-asian="8.75pt" style:font-weight-asian="normal" style:font-size-complex="10pt" style:font-weight-complex="normal"/>
    </style:style>
    <style:style style:name="T10" style:family="text">
      <style:text-properties fo:color="#ff3333" style:font-name="Purisa" fo:font-size="10pt" style:text-underline-style="solid" style:text-underline-width="auto" style:text-underline-color="font-color" style:font-size-asian="10pt" style:font-size-complex="10pt"/>
    </style:style>
    <style:style style:name="T11" style:family="text">
      <style:text-properties fo:color="#ff3333" style:font-name="Purisa" fo:font-size="10pt" style:text-underline-style="solid" style:text-underline-width="auto" style:text-underline-color="font-color" officeooo:rsid="00211dd0" style:font-size-asian="10pt" style:font-size-complex="10pt"/>
    </style:style>
    <style:style style:name="T12" style:family="text">
      <style:text-properties fo:color="#ff3333" style:font-name="Purisa" fo:font-size="10pt" style:text-underline-style="solid" style:text-underline-width="auto" style:text-underline-color="font-color" officeooo:rsid="0022053f" style:font-size-asian="10pt" style:font-size-complex="10pt"/>
    </style:style>
    <style:style style:name="T13" style:family="text">
      <style:text-properties fo:color="#ff3333" style:font-name="Purisa" fo:font-size="10pt" style:text-underline-style="none" fo:font-weight="normal" officeooo:rsid="0022053f" style:font-size-asian="8.75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e butcher</text:span></text:p>
      <text:p text:style-name="P2"/>
      <text:p text:style-name="P8"><text:span text:style-name="T3">This fight consists of a bunch of stacking and spreading and really doesn't have too much to it. The Butcher does a lot of cleaving. You have to absorb damage or things start to go badly. This fight is a dps race. <text:s/>So there are quite a few tank mechanics to look at but lets talk about the main mechanic called </text:span><text:span text:style-name="T8">CLEAVE: </text:span><text:span text:style-name="T5">The Butcher targets the largest clump of players in melee range and strikes them for massive Physical damage. The damage is split between all targets in the clump. Victims of Cleave are afflicted with </text:span><text:span text:style-name="T11">GUSHING</text:span><text:span text:style-name="T10"> W</text:span><text:span text:style-name="T11">OUNDS</text:span><text:span text:style-name="T5"> </text:span><text:span text:style-name="T6">(</text:span><text:span text:style-name="T5">victim </text:span><text:span text:style-name="T6">loose blood in large amounts</text:span><text:span text:style-name="T5"> for Physical damage for 15 sec. If the victim reaches 5 stacks they will </text:span><text:span text:style-name="T6">die</text:span><text:span text:style-name="T5"> instantly</text:span><text:span text:style-name="T6">). </text:span><text:span text:style-name="T7">This means you need to have multiple groups of people getting hit by the Cleave. It also means melee who aren't currently soaking need to be spread out enough to not get hit.</text:span></text:p>
      <text:p text:style-name="P4">The boss will periodically knock everyone back from him and then a few seconds later, jump to a group of raid members at ranged. He'll execute another cleave and then go back to the tank and doing his normal Cleaves. </text:p>
      <text:p text:style-name="P4">Cleave after cleave we arrive at 30%, when he hits 30% health, he will frenzy and attack 30% faster. You'll have to rotate more groups through to take the cleave.</text:p>
      <text:p text:style-name="P4"/>
      <text:p text:style-name="P4">There are a few mechanics that are tank-specific:</text:p>
      <text:p text:style-name="P8"><text:span text:style-name="T7">- </text:span><text:span text:style-name="T12">HEAVY HANDED:</text:span><text:span text:style-name="T7"> All of the Butcher's standard auto attacks trigger a second attack on the next closest target within 5 yards. If no target is found, the primary target is struck again (NEED OFFTANK!)</text:span></text:p>
      <text:p text:style-name="P8"><text:span text:style-name="T3">- </text:span><text:span text:style-name="T9">THE TENDERIZER:</text:span><text:span text:style-name="T4"> The Butcher's Tenderizer hits his current target for significant Physical damage and increases the damage taken by further attacks made with the Tenderizer by 50%. This attack always hits.</text:span></text:p>
      <text:p text:style-name="P8"><text:span text:style-name="T4">- </text:span><text:span text:style-name="T9">THE CLEAVER:</text:span><text:span text:style-name="T13"> </text:span><text:span text:style-name="T2">The Butcher's Cleaver cuts its victims down to the bone, causing them to bleed profusely over time. This effect stacks. This attack will not apply its bleed component if it is avoided.</text:span></text:p>
      <text:p text:style-name="P3">Basically tanks will need to be stacked close together kind of like Blood Queen from ICC. You need to share the damage of the boss' auto attacks otherwise a melee might eat it and likely die. Tanks should swap for stacks of the Tenderizer and then try to avoid the damage from The Cleaver. </text:p>
      <text:p text:style-name="P3"/>
      <text:p text:style-name="P3">As for the rest of the raid, the only big thing to do is setup a rotation of at least 3 to 4 main cleave soak groups (you only need 2 groups until the boss hits his frenzy stage). It might even be beneficial to healers to heal a 3 stack across more groups as opposed to healing the heavy damage of a 4 stack.</text:p>
      <text:p text:style-name="P6"><text:span text:style-name="T2"><text:s/>Beyond the normal cleave, also be ready to collapse on a stack point for the knockback and Bounding Cleave. Just mark some particular place for ranged and </text:span><text:soft-page-break/><text:span text:style-name="T2">healers to stack in. </text:span></text:p>
      <text:p text:style-name="P1">This is a dps check so decide if you want to pop lust at the start when trinkets are active or if you want to save it till the end when everyone is running around during his frenzy and healing hard. </text:p>
      <text:p text:style-name="P1"/>
      <text:p text:style-name="P7">REMEMBER:</text:p>
      <text:p text:style-name="P1">Tanks, swap off for all the nasty debuffs in this encounter and try to mitigate as much of them as possible. Healers, be wary of people with high stacks of the cleave dot and prepare for the hardcoreness of the frenzy phase. Dps, be quick to respond to your cleave group when its time for you to soak and ranged be ready to stack for the bounding cleave. Also make sure you are meeting that dps check.</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7T16:02:21.563423969</meta:creation-date>
    <dc:date>2014-11-07T16:02:40.729393784</dc:date>
    <dc:creator>ilaria </dc:creator>
    <meta:editing-duration>P0D</meta:editing-duration>
    <meta:editing-cycles>1</meta:editing-cycles>
    <meta:document-statistic meta:table-count="0" meta:image-count="0" meta:object-count="0" meta:page-count="2" meta:paragraph-count="14" meta:word-count="604" meta:character-count="3262" meta:non-whitespace-character-count="2666"/>
    <meta:generator>LibreOffice/4.1.3.2$Linux_X86_64 LibreOffice_project/410m0$Build-2</meta:generator>
  </office:meta>
</office:document-meta>
</file>